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.9cm" fo:padding-top="0cm" fo:padding-bottom="0cm" fo:padding-left="0cm" fo:padding-right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cm" fo:min-width="0.9cm" fo:padding-top="0cm" fo:padding-bottom="0cm" fo:padding-left="0cm" fo:padding-right="0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family="Arial" style:font-family-generic="swiss" style:font-pitch="variable" fo:font-size="12pt" fo:font-weight="bold"/>
    </style:style>
    <style:style style:name="T1" style:family="text">
      <style:text-properties fo:font-family="Arial" style:font-family-generic="swiss" style:font-pitch="variable"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0.9cm" svg:height="0.488cm" svg:x="0.553cm" svg:y="0.012cm">
            <draw:text-box>
              <text:p text:style-name="P1"><text:span text:style-name="T1">X</text:span></text:p>
            </draw:text-box>
          </draw:frame>
          <draw:line draw:style-name="gr2" draw:text-style-name="P3" draw:layer="layout" svg:x1="0.5cm" svg:y1="0.512cm" svg:x2="2.2cm" svg:y2="0.512cm">
            <text:p/>
          </draw:line>
          <draw:line draw:style-name="gr2" draw:text-style-name="P3" draw:layer="layout" svg:x1="0.5cm" svg:y1="0.912cm" svg:x2="2.2cm" svg:y2="0.912cm">
            <text:p/>
          </draw:line>
          <draw:line draw:style-name="gr2" draw:text-style-name="P3" draw:layer="layout" svg:x1="2.2cm" svg:y1="1.312cm" svg:x2="0.5cm" svg:y2="1.312cm">
            <text:p/>
          </draw:line>
          <draw:line draw:style-name="gr2" draw:text-style-name="P3" draw:layer="layout" svg:x1="2.2cm" svg:y1="1.712cm" svg:x2="0.5cm" svg:y2="1.712cm">
            <text:p/>
          </draw:line>
          <draw:line draw:style-name="gr2" draw:text-style-name="P3" draw:layer="layout" svg:x1="2.2cm" svg:y1="2.112cm" svg:x2="0.5cm" svg:y2="2.112cm">
            <text:p/>
          </draw:line>
          <draw:line draw:style-name="gr2" draw:text-style-name="P3" draw:layer="layout" svg:x1="2.2cm" svg:y1="2.512cm" svg:x2="0.5cm" svg:y2="2.512cm">
            <text:p/>
          </draw:line>
          <draw:frame draw:style-name="gr3" draw:text-style-name="P5" draw:layer="layout" svg:width="0.9cm" svg:height="0.488cm" svg:x="1.2cm" svg:y="2.512cm">
            <draw:text-box>
              <text:p text:style-name="P4"><text:span text:style-name="T1">X</text:span></text:p>
            </draw:text-box>
          </draw:frame>
          <draw:rect draw:style-name="gr2" draw:text-style-name="P3" draw:layer="layout" svg:width="0.4cm" svg:height="2.4cm" svg:x="0.1cm" svg:y="0.312cm">
            <text:p/>
          </draw:rect>
          <draw:rect draw:style-name="gr2" draw:text-style-name="P3" draw:layer="layout" svg:width="0.4cm" svg:height="2.4cm" svg:x="2.2cm" svg:y="0.312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79cm" fo:page-height="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Jakub Strychowski</meta:initial-creator>
    <meta:creation-date>2007-11-05T16:17:28</meta:creation-date>
    <dc:creator>Jakub Strychowski</dc:creator>
    <dc:date>2007-11-05T21:08:50</dc:date>
    <dc:language>pl-PL</dc:language>
    <meta:editing-cycles>4</meta:editing-cycles>
    <meta:editing-duration>PT45M7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